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1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System Read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kb</text:p>
          </table:table-cell>
          <table:table-cell office:value-type="float" office:value="1.160884" calcext:value-type="float">
            <text:p>1.160884</text:p>
          </table:table-cell>
          <table:table-cell office:value-type="float" office:value="0.1183038" calcext:value-type="float">
            <text:p>0.1183038</text:p>
          </table:table-cell>
          <table:table-cell office:value-type="float" office:value="0.118794" calcext:value-type="float">
            <text:p>0.118794</text:p>
          </table:table-cell>
          <table:table-cell office:value-type="float" office:value="0.112492" calcext:value-type="float">
            <text:p>0.112492</text:p>
          </table:table-cell>
          <table:table-cell office:value-type="float" office:value="0.119072" calcext:value-type="float">
            <text:p>0.119072</text:p>
          </table:table-cell>
          <table:table-cell office:value-type="float" office:value="0.116253" calcext:value-type="float">
            <text:p>0.116253</text:p>
          </table:table-cell>
          <table:table-cell office:value-type="float" office:value="0.112492" calcext:value-type="float">
            <text:p>0.112492</text:p>
          </table:table-cell>
          <table:table-cell office:value-type="float" office:value="0.108415" calcext:value-type="float">
            <text:p>0.108415</text:p>
          </table:table-cell>
          <table:table-cell office:value-type="float" office:value="0.126322" calcext:value-type="float">
            <text:p>0.126322</text:p>
          </table:table-cell>
          <table:table-cell office:value-type="float" office:value="0.12876" calcext:value-type="float">
            <text:p>0.12876</text:p>
          </table:table-cell>
        </table:table-row>
        <table:table-row table:style-name="ro1">
          <table:table-cell office:value-type="string" calcext:value-type="string">
            <text:p>4kb</text:p>
          </table:table-cell>
          <table:table-cell office:value-type="float" office:value="1.188921" calcext:value-type="float">
            <text:p>1.188921</text:p>
          </table:table-cell>
          <table:table-cell office:value-type="float" office:value="0.12416" calcext:value-type="float">
            <text:p>0.12416</text:p>
          </table:table-cell>
          <table:table-cell office:value-type="float" office:value="0.119994" calcext:value-type="float">
            <text:p>0.119994</text:p>
          </table:table-cell>
          <table:table-cell office:value-type="float" office:value="0.121391" calcext:value-type="float">
            <text:p>0.121391</text:p>
          </table:table-cell>
          <table:table-cell office:value-type="float" office:value="0.12" calcext:value-type="float">
            <text:p>0.12</text:p>
          </table:table-cell>
          <table:table-cell office:value-type="float" office:value="0.124435" calcext:value-type="float">
            <text:p>0.124435</text:p>
          </table:table-cell>
          <table:table-cell office:value-type="float" office:value="0.115484" calcext:value-type="float">
            <text:p>0.115484</text:p>
          </table:table-cell>
          <table:table-cell office:value-type="float" office:value="0.102857" calcext:value-type="float">
            <text:p>0.102857</text:p>
          </table:table-cell>
          <table:table-cell office:value-type="float" office:value="0.123857" calcext:value-type="float">
            <text:p>0.123857</text:p>
          </table:table-cell>
          <table:table-cell office:value-type="float" office:value="0.12907" calcext:value-type="float">
            <text:p>0.12907</text:p>
          </table:table-cell>
        </table:table-row>
        <table:table-row table:style-name="ro1">
          <table:table-cell office:value-type="string" calcext:value-type="string">
            <text:p>32kb</text:p>
          </table:table-cell>
          <table:table-cell office:value-type="float" office:value="2.164911" calcext:value-type="float">
            <text:p>2.164911</text:p>
          </table:table-cell>
          <table:table-cell office:value-type="float" office:value="0.11462" calcext:value-type="float">
            <text:p>0.11462</text:p>
          </table:table-cell>
          <table:table-cell office:value-type="float" office:value="0.119404" calcext:value-type="float">
            <text:p>0.119404</text:p>
          </table:table-cell>
          <table:table-cell office:value-type="float" office:value="0.118153" calcext:value-type="float">
            <text:p>0.118153</text:p>
          </table:table-cell>
          <table:table-cell office:value-type="float" office:value="0.119941" calcext:value-type="float">
            <text:p>0.119941</text:p>
          </table:table-cell>
          <table:table-cell office:value-type="float" office:value="0.118383" calcext:value-type="float">
            <text:p>0.118383</text:p>
          </table:table-cell>
          <table:table-cell office:value-type="float" office:value="0.122428" calcext:value-type="float">
            <text:p>0.122428</text:p>
          </table:table-cell>
          <table:table-cell office:value-type="float" office:value="0.120776" calcext:value-type="float">
            <text:p>0.120776</text:p>
          </table:table-cell>
          <table:table-cell office:value-type="float" office:value="0.122229" calcext:value-type="float">
            <text:p>0.122229</text:p>
          </table:table-cell>
          <table:table-cell office:value-type="float" office:value="0.123634" calcext:value-type="float">
            <text:p>0.123634</text:p>
          </table:table-cell>
        </table:table-row>
        <table:table-row table:style-name="ro1">
          <table:table-cell office:value-type="string" calcext:value-type="string">
            <text:p>64kb</text:p>
          </table:table-cell>
          <table:table-cell office:value-type="float" office:value="4.18349" calcext:value-type="float">
            <text:p>4.18349</text:p>
          </table:table-cell>
          <table:table-cell office:value-type="float" office:value="0.116132" calcext:value-type="float">
            <text:p>0.116132</text:p>
          </table:table-cell>
          <table:table-cell office:value-type="float" office:value="0.118979" calcext:value-type="float">
            <text:p>0.118979</text:p>
          </table:table-cell>
          <table:table-cell office:value-type="float" office:value="0.117696" calcext:value-type="float">
            <text:p>0.117696</text:p>
          </table:table-cell>
          <table:table-cell office:value-type="float" office:value="0.116828" calcext:value-type="float">
            <text:p>0.116828</text:p>
          </table:table-cell>
          <table:table-cell office:value-type="float" office:value="0.118338" calcext:value-type="float">
            <text:p>0.118338</text:p>
          </table:table-cell>
          <table:table-cell office:value-type="float" office:value="0.119847" calcext:value-type="float">
            <text:p>0.119847</text:p>
          </table:table-cell>
          <table:table-cell office:value-type="float" office:value="0.114378" calcext:value-type="float">
            <text:p>0.114378</text:p>
          </table:table-cell>
          <table:table-cell office:value-type="float" office:value="0.119267" calcext:value-type="float">
            <text:p>0.119267</text:p>
          </table:table-cell>
          <table:table-cell office:value-type="float" office:value="0.117463" calcext:value-type="float">
            <text:p>0.117463</text:p>
          </table:table-cell>
        </table:table-row>
        <table:table-row table:style-name="ro1">
          <table:table-cell office:value-type="string" calcext:value-type="string">
            <text:p>128kb</text:p>
          </table:table-cell>
          <table:table-cell office:value-type="float" office:value="11.587542" calcext:value-type="float">
            <text:p>11.587542</text:p>
          </table:table-cell>
          <table:table-cell office:value-type="float" office:value="0.111603" calcext:value-type="float">
            <text:p>0.111603</text:p>
          </table:table-cell>
          <table:table-cell office:value-type="float" office:value="0.117091" calcext:value-type="float">
            <text:p>0.117091</text:p>
          </table:table-cell>
          <table:table-cell office:value-type="float" office:value="0.117611" calcext:value-type="float">
            <text:p>0.117611</text:p>
          </table:table-cell>
          <table:table-cell office:value-type="float" office:value="0.126077" calcext:value-type="float">
            <text:p>0.126077</text:p>
          </table:table-cell>
          <table:table-cell office:value-type="float" office:value="0.121135" calcext:value-type="float">
            <text:p>0.121135</text:p>
          </table:table-cell>
          <table:table-cell office:value-type="float" office:value="0.119318" calcext:value-type="float">
            <text:p>0.119318</text:p>
          </table:table-cell>
          <table:table-cell office:value-type="float" office:value="0.12475" calcext:value-type="float">
            <text:p>0.12475</text:p>
          </table:table-cell>
          <table:table-cell office:value-type="float" office:value="0.115789" calcext:value-type="float">
            <text:p>0.115789</text:p>
          </table:table-cell>
          <table:table-cell office:value-type="float" office:value="0.125737" calcext:value-type="float">
            <text:p>0.125737</text:p>
          </table:table-cell>
        </table:table-row>
        <table:table-row table:style-name="ro1">
          <table:table-cell office:value-type="string" calcext:value-type="string">
            <text:p>512kb</text:p>
          </table:table-cell>
          <table:table-cell office:value-type="float" office:value="122.6103441" calcext:value-type="float">
            <text:p>122.6103441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125816" calcext:value-type="float">
            <text:p>0.125816</text:p>
          </table:table-cell>
          <table:table-cell office:value-type="float" office:value="0.120291" calcext:value-type="float">
            <text:p>0.120291</text:p>
          </table:table-cell>
          <table:table-cell office:value-type="float" office:value="0.118439" calcext:value-type="float">
            <text:p>0.118439</text:p>
          </table:table-cell>
          <table:table-cell office:value-type="float" office:value="0.120933" calcext:value-type="float">
            <text:p>0.120933</text:p>
          </table:table-cell>
          <table:table-cell office:value-type="float" office:value="0.124756" calcext:value-type="float">
            <text:p>0.124756</text:p>
          </table:table-cell>
          <table:table-cell office:value-type="float" office:value="0.127845" calcext:value-type="float">
            <text:p>0.127845</text:p>
          </table:table-cell>
          <table:table-cell office:value-type="float" office:value="0.12571" calcext:value-type="float">
            <text:p>0.12571</text:p>
          </table:table-cell>
          <table:table-cell office:value-type="float" office:value="0.124757" calcext:value-type="float">
            <text:p>0.124757</text:p>
          </table:table-cell>
        </table:table-row>
        <table:table-row table:style-name="ro1">
          <table:table-cell office:value-type="string" calcext:value-type="string">
            <text:p>1mb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4:43:13.251082253</meta:creation-date>
    <dc:date>2017-10-04T15:22:31.642385220</dc:date>
    <meta:editing-duration>PT18M26S</meta:editing-duration>
    <meta:editing-cycles>3</meta:editing-cycles>
    <meta:generator>LibreOffice/5.3.1.2$Linux_X86_64 LibreOffice_project/30m0$Build-2</meta:generator>
    <meta:document-statistic meta:table-count="1" meta:cell-count="78" meta:object-count="0"/>
  </office:meta>
</office:document-meta>
</file>